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26e42"/>
    </style:style>
    <style:style style:name="P2" style:family="paragraph" style:parent-style-name="Standard">
      <style:paragraph-properties fo:text-align="justify" style:justify-single-word="false"/>
      <style:text-properties style:font-name="Marianne" fo:font-size="10pt" officeooo:rsid="002a5671" officeooo:paragraph-rsid="002a5671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Marianne" fo:font-size="10pt" officeooo:paragraph-rsid="002a5671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Marianne" fo:font-size="10pt" officeooo:paragraph-rsid="00126e42" style:font-size-asian="10pt" style:font-size-complex="10pt"/>
    </style:style>
    <style:style style:name="T1" style:family="text">
      <style:text-properties style:font-name="Marianne" fo:font-size="10pt" officeooo:rsid="00126e42" style:font-size-asian="10pt" style:font-size-complex="10pt"/>
    </style:style>
    <style:style style:name="T2" style:family="text">
      <style:text-properties style:font-name="Marianne" fo:font-size="10pt" officeooo:rsid="0012cb24" style:font-size-asian="10pt" style:font-size-complex="10pt"/>
    </style:style>
    <style:style style:name="T3" style:family="text">
      <style:text-properties style:font-name="Marianne" fo:font-size="10pt" fo:font-weight="bold" officeooo:rsid="00126e42" style:font-size-asian="10pt" style:font-weight-asian="bold" style:font-size-complex="10pt" style:font-weight-complex="bold"/>
    </style:style>
    <style:style style:name="T4" style:family="text">
      <style:text-properties style:font-name="Marianne" fo:font-size="10pt" fo:font-weight="bold" officeooo:rsid="0028d83e" style:font-size-asian="10pt" style:font-weight-asian="bold" style:font-size-complex="10pt" style:font-weight-complex="bold"/>
    </style:style>
    <style:style style:name="T5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Marianne" fo:font-size="10pt" fo:font-weight="bold" officeooo:rsid="002c0f7f" style:font-size-asian="10pt" style:font-weight-asian="bold" style:font-size-complex="10pt" style:font-weight-complex="bold"/>
    </style:style>
    <style:style style:name="T7" style:family="text">
      <style:text-properties style:font-name="Marianne" fo:font-size="10pt" fo:font-weight="bold" officeooo:rsid="002a5671" style:font-size-asian="10pt" style:font-weight-asian="bold" style:font-size-complex="10pt" style:font-weight-complex="bold"/>
    </style:style>
    <style:style style:name="T8" style:family="text">
      <style:text-properties officeooo:rsid="00126e42"/>
    </style:style>
    <style:style style:name="T9" style:family="text">
      <style:text-properties officeooo:rsid="002a56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tilisation de sources lu</text:span><text:span text:style-name="T2">min</text:span><text:span text:style-name="T1">euses : </text:span><text:span text:style-name="T3">{</text:span><text:span text:style-name="T4">#if scientifique.source_lumineuses</text:span><text:span text:style-name="T5">}</text:span><text:span text:style-name="T6">O</text:span><text:span text:style-name="T7">ui{:else}</text:span><text:span text:style-name="T6">N</text:span><text:span text:style-name="T7">on{/if}</text:span></text:p>
      <text:p text:style-name="P2">{#if scientifique.source_lumineuses &amp;&amp; scientifique.modalités_source_lumineuses }</text:p>
      <text:p text:style-name="P3"><text:span text:style-name="T8">Modalités d’utilisation de sources lumineuses : </text:span><text:span text:style-name="T9">{scientifique.modalités_source_lumineuses}</text:span></text:p>
      <text:p text:style-name="P2">{/if}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nessa Rispal</meta:initial-creator>
    <meta:creation-date>2025-04-23T11:07:03.927000000</meta:creation-date>
    <dc:date>2025-05-21T10:47:30.466988702</dc:date>
    <meta:editing-duration>PT4H24M39S</meta:editing-duration>
    <meta:editing-cycles>35</meta:editing-cycles>
    <meta:generator>LibreOffice/24.8.7.2$Linux_X86_64 LibreOffice_project/f4f281f562fb585d46b0af5755dfe1eb6adc047f</meta:generator>
    <meta:document-statistic meta:table-count="0" meta:image-count="0" meta:object-count="0" meta:page-count="1" meta:paragraph-count="4" meta:word-count="20" meta:character-count="266" meta:non-whitespace-character-count="250"/>
  </office:meta>
</office:document-meta>
</file>